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73c5" officeooo:paragraph-rsid="001573c5"/>
    </style:style>
    <style:style style:name="P2" style:family="paragraph" style:parent-style-name="Standard">
      <style:text-properties officeooo:rsid="0019639d" officeooo:paragraph-rsid="0019639d"/>
    </style:style>
    <style:style style:name="P3" style:family="paragraph" style:parent-style-name="Standard">
      <style:text-properties officeooo:rsid="0019639d" officeooo:paragraph-rsid="001cdabe"/>
    </style:style>
    <style:style style:name="P4" style:family="paragraph" style:parent-style-name="Standard">
      <style:text-properties officeooo:rsid="00267262" officeooo:paragraph-rsid="00267262"/>
    </style:style>
    <style:style style:name="P5" style:family="paragraph" style:parent-style-name="Standard">
      <style:text-properties officeooo:rsid="002803fb" officeooo:paragraph-rsid="002803fb"/>
    </style:style>
    <style:style style:name="P6" style:family="paragraph" style:parent-style-name="Standard">
      <style:text-properties officeooo:rsid="002806d5" officeooo:paragraph-rsid="002806d5"/>
    </style:style>
    <style:style style:name="P7" style:family="paragraph" style:parent-style-name="Standard">
      <style:text-properties officeooo:rsid="0029ecf8" officeooo:paragraph-rsid="0029ecf8"/>
    </style:style>
    <style:style style:name="T1" style:family="text">
      <style:text-properties officeooo:rsid="001651d5"/>
    </style:style>
    <style:style style:name="T2" style:family="text">
      <style:text-properties officeooo:rsid="001880ba"/>
    </style:style>
    <style:style style:name="T3" style:family="text">
      <style:text-properties officeooo:rsid="001bdbc3"/>
    </style:style>
    <style:style style:name="T4" style:family="text">
      <style:text-properties officeooo:rsid="001dc593"/>
    </style:style>
    <style:style style:name="T5" style:family="text">
      <style:text-properties officeooo:rsid="001df9f1"/>
    </style:style>
    <style:style style:name="T6" style:family="text">
      <style:text-properties officeooo:rsid="002205da"/>
    </style:style>
    <style:style style:name="T7" style:family="text">
      <style:text-properties officeooo:rsid="00240ab2"/>
    </style:style>
    <style:style style:name="T8" style:family="text">
      <style:text-properties officeooo:rsid="002803fb"/>
    </style:style>
    <style:style style:name="T9" style:family="text">
      <style:text-properties officeooo:rsid="00290aa4"/>
    </style:style>
    <style:style style:name="T10" style:family="text">
      <style:text-properties officeooo:rsid="002b13d5"/>
    </style:style>
    <style:style style:name="T11" style:family="text">
      <style:text-properties officeooo:rsid="002c4b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ONENTES DE SISTEMAS </text:p>
      <text:p text:style-name="P1">-<text:span text:style-name="T1">trabalhar com componentes, é dividir um problema grande em problemas menores, e assim, cada <text:tab/>pequena etapa da solução deste problema, é criado um componente específico. </text:span></text:p>
      <text:p text:style-name="P1">-<text:span text:style-name="T1">geralmente cada componente tem sua responsabilidade específica.</text:span></text:p>
      <text:p text:style-name="P1">-<text:span text:style-name="T2">necessita fazer um mapeamento em modelos conceituais, para sua criação. </text:span></text:p>
      <text:p text:style-name="P3">-<text:span text:style-name="T3">componentes são unidades de softwares estruturados. </text:span></text:p>
      <text:p text:style-name="P3">-<text:span text:style-name="T4">os seus princípios estão relacionados ao conceito de objetos</text:span></text:p>
      <text:p text:style-name="P1"/>
      <text:p text:style-name="P2">FUNDAMENTOS DE COMPONENTES </text:p>
      <text:p text:style-name="P2">-<text:span text:style-name="T5">união de dados e funções, formando o conceito de classe.</text:span></text:p>
      <text:p text:style-name="P2">-<text:span text:style-name="T6">encapsulamento: esconder do usuário detalhes de funcionalidades de dados, o usuário não precisa <text:tab/>saber como o acontece e porque, e sim, somente o resultado de fato, o retorno. </text:span></text:p>
      <text:p text:style-name="P2">-<text:span text:style-name="T7">identidade: cada componente encapsulado tem uma identidade única de dados e funções.</text:span></text:p>
      <text:p text:style-name="P2"/>
      <text:p text:style-name="P4">O QUE É UM COMPONENTES</text:p>
      <text:p text:style-name="P4">-<text:span text:style-name="T8">é um objeto (instanciado) de uma classe, cada um com sua interface. </text:span></text:p>
      <text:p text:style-name="P5">Ex: uma peça de LEGO (classe) com vários pinos de encaixe, cada pino pode ser um <text:tab/>componente(objeto) com sua funcionalidade específica. </text:p>
      <text:p text:style-name="P5"/>
      <text:p text:style-name="P2"/>
      <text:p text:style-name="P6">OBJETIVO DE COMPONENTES </text:p>
      <text:p text:style-name="P6">-<text:span text:style-name="T9">a partir do objeto instanciado por uma class, o qual irá deter e combinar dados e funções, para <text:tab/>resolver determinado problema.</text:span></text:p>
      <text:p text:style-name="P6"/>
      <text:p text:style-name="P7">CARACTERÍSTICAS DE COMPONENTES </text:p>
      <text:p text:style-name="P7">-<text:span text:style-name="T10">ser capaz de se ligar a outros componentes através de suas interfaces, com a finalidade de gerar <text:tab/>uma solução ao sistema.</text:span></text:p>
      <text:p text:style-name="P7">-<text:span text:style-name="T11">é necessário que as interfaces dos componentes estejam bem identificadas e como se ligam a outros <text:tab/>componentes (bem documentada).</text:span></text:p>
      <text:p text:style-name="P7"/>
      <text:p text:style-name="P7"/>
      <text:p text:style-name="P6"/>
      <text:p text:style-name="P6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9T12:21:51.141000000</meta:creation-date>
    <dc:date>2024-05-09T13:20:24.222000000</dc:date>
    <meta:editing-duration>PT58M24S</meta:editing-duration>
    <meta:editing-cycles>24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18" meta:word-count="218" meta:character-count="1453" meta:non-whitespace-character-count="1237"/>
  </office:meta>
</office:document-meta>
</file>